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E000000831E317B54.png" manifest:media-type="image/png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udentAlbumTable" style:family="table">
      <style:table-properties style:width="11.0597in" fo:margin-left="-0.4708in" table:align="left"/>
    </style:style>
    <style:style style:name="StudentAlbumTable.A" style:family="table-column">
      <style:table-column-properties style:column-width="1.1236in"/>
    </style:style>
    <style:style style:name="StudentAlbumTable.B" style:family="table-column">
      <style:table-column-properties style:column-width="1.0924in"/>
    </style:style>
    <style:style style:name="StudentAlbumTable.C" style:family="table-column">
      <style:table-column-properties style:column-width="0.5924in"/>
    </style:style>
    <style:style style:name="StudentAlbumTable.D" style:family="table-column">
      <style:table-column-properties style:column-width="0.9396in"/>
    </style:style>
    <style:style style:name="StudentAlbumTable.E" style:family="table-column">
      <style:table-column-properties style:column-width="0.7556in"/>
    </style:style>
    <style:style style:name="StudentAlbumTable.F" style:family="table-column">
      <style:table-column-properties style:column-width="1.3688in"/>
    </style:style>
    <style:style style:name="StudentAlbumTable.G" style:family="table-column">
      <style:table-column-properties style:column-width="1.0007in"/>
    </style:style>
    <style:style style:name="StudentAlbumTable.H" style:family="table-column">
      <style:table-column-properties style:column-width="1.0618in"/>
    </style:style>
    <style:style style:name="StudentAlbumTable.I" style:family="table-column">
      <style:table-column-properties style:column-width="1.0014in"/>
    </style:style>
    <style:style style:name="StudentAlbumTable.1" style:family="table-row">
      <style:table-row-properties style:min-row-height="0.5618in"/>
    </style:style>
    <style:style style:name="StudentAlbum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AlbumTable.G1" style:family="table-cell">
      <style:table-cell-properties fo:padding="0.0382in" fo:border="0.05pt solid #000000"/>
    </style:style>
    <style:style style:name="StudentAlbumTable.2" style:family="table-row">
      <style:table-row-properties style:min-row-height="0.15in"/>
    </style:style>
    <style:style style:name="StudentAlbumTable.A2" style:family="table-cell">
      <style:table-cell-properties fo:padding="0.0382in" fo:border-left="0.05pt solid #000000" fo:border-right="none" fo:border-top="none" fo:border-bottom="0.05pt solid #000000"/>
    </style:style>
    <style:style style:name="StudentAlbumTable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Arial Narrow"/>
    </style:style>
    <style:style style:name="P3" style:family="paragraph" style:parent-style-name="Table_20_Contents">
      <style:text-properties style:font-name="Arial Narrow" fo:font-weight="normal" style:font-weight-asian="normal" style:font-weight-complex="normal"/>
    </style:style>
    <style:style style:name="P4" style:family="paragraph" style:parent-style-name="Table_20_Heading">
      <style:text-properties style:font-name="Arial Narrow" fo:font-weight="normal" style:font-weight-asian="normal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style:font-name="Arial Narrow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 Narrow" fo:font-size="11pt" fo:font-weight="bold" officeooo:paragraph-rsid="001038da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 Narrow" fo:font-weight="normal" style:font-weight-asian="normal" style:font-weight-complex="normal"/>
    </style:style>
    <style:style style:name="P8" style:family="paragraph" style:parent-style-name="Table_20_Heading">
      <style:paragraph-properties fo:text-align="start" style:justify-single-word="false"/>
      <style:text-properties style:font-name="Arial Narrow" fo:font-weight="bold" style:font-weight-asian="bold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style:font-name="Arial Narrow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AlbumTable" table:style-name="StudentAlbumTable">
        <table:table-column table:style-name="StudentAlbumTable.A"/>
        <table:table-column table:style-name="StudentAlbumTable.B"/>
        <table:table-column table:style-name="StudentAlbumTable.C"/>
        <table:table-column table:style-name="StudentAlbumTable.D"/>
        <table:table-column table:style-name="StudentAlbumTable.E"/>
        <table:table-column table:style-name="StudentAlbumTable.F"/>
        <table:table-column table:style-name="StudentAlbumTable.G"/>
        <table:table-column table:style-name="StudentAlbumTable.H"/>
        <table:table-column table:style-name="StudentAlbumTable.I"/>
        <table:table-column table:style-name="StudentAlbumTable.H" table:number-columns-repeated="2"/>
        <table:table-header-rows>
          <table:table-row table:style-name="StudentAlbumTable.1">
            <table:table-cell table:style-name="StudentAlbumTable.A1" table:number-rows-spanned="2" office:value-type="string">
              <text:p text:style-name="P5">Passport Photo</text:p>
            </table:table-cell>
            <table:table-cell table:style-name="StudentAlbumTable.A1" table:number-rows-spanned="2" office:value-type="string">
              <text:p text:style-name="P5">{{{++header+person+surname}}}</text:p>
            </table:table-cell>
            <table:table-cell table:style-name="StudentAlbumTable.A1" table:number-rows-spanned="2" office:value-type="string">
              <text:p text:style-name="P5">{{{++header+demographic+gender}}}</text:p>
            </table:table-cell>
            <table:table-cell table:style-name="StudentAlbumTable.A1" table:number-rows-spanned="2" office:value-type="string">
              <text:p text:style-name="P5">{{{++header+demographic+birth_date}}}</text:p>
            </table:table-cell>
            <table:table-cell table:style-name="StudentAlbumTable.A1" table:number-rows-spanned="2" office:value-type="string">
              <text:p text:style-name="P5">{{{++header+nsin+id_num}}}</text:p>
            </table:table-cell>
            <table:table-cell table:style-name="StudentAlbumTable.A1" table:number-rows-spanned="2" office:value-type="string">
              <text:p text:style-name="P5">{{{++header+person_instance+exam_number}}}</text:p>
            </table:table-cell>
            <table:table-cell table:style-name="StudentAlbumTable.G1" table:number-columns-spanned="5" office:value-type="string">
              <text:p text:style-name="P9">Candidates' Signatur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StudentAlbumTable.2">
          <table:covered-table-cell/>
          <table:covered-table-cell/>
          <table:covered-table-cell/>
          <table:covered-table-cell/>
          <table:covered-table-cell/>
          <table:covered-table-cell/>
          <table:table-cell table:style-name="StudentAlbumTable.A2" office:value-type="string">
            <text:p text:style-name="P9">Paper I</text:p>
          </table:table-cell>
          <table:table-cell table:style-name="StudentAlbumTable.A2" office:value-type="string">
            <text:p text:style-name="P9">Paper II</text:p>
          </table:table-cell>
          <table:table-cell table:style-name="StudentAlbumTable.A2" office:value-type="string">
            <text:p text:style-name="P9">Paper III</text:p>
          </table:table-cell>
          <table:table-cell table:style-name="StudentAlbumTable.A2" office:value-type="string">
            <text:p text:style-name="P9">Paper IV</text:p>
          </table:table-cell>
          <table:table-cell table:style-name="StudentAlbumTable.K2" office:value-type="string">
            <text:p text:style-name="P9">Paper V</text:p>
          </table:table-cell>
        </table:table-row>
        <table:table-row>
          <table:table-cell table:style-name="StudentAlbumTable.A2" office:value-type="string">
            <text:p text:style-name="P2">[!-- BEGIN row.report_row --] {{{person_photo_passport+image+width=1.0in,maxheight=1.25in}}}</text:p>
          </table:table-cell>
          <table:table-cell table:style-name="StudentAlbumTable.A2" office:value-type="string">
            <text:p text:style-name="P4">{{{person+surname}}} {{{person+firstname}}} {{{person+othername}}}</text:p>
          </table:table-cell>
          <table:table-cell table:style-name="StudentAlbumTable.A2" office:value-type="string">
            <text:p text:style-name="P3">{{{demographic+gender}}}</text:p>
          </table:table-cell>
          <table:table-cell table:style-name="StudentAlbumTable.A2" office:value-type="string">
            <text:p text:style-name="P3">{{{demographic+birth_date}}}</text:p>
          </table:table-cell>
          <table:table-cell table:style-name="StudentAlbumTable.A2" office:value-type="string">
            <text:p text:style-name="P2">{{{nsin+id_num}}}</text:p>
          </table:table-cell>
          <table:table-cell table:style-name="StudentAlbumTable.A2" office:value-type="string">
            <text:p text:style-name="P3">{{{person_instance+exam_number}}}</text:p>
          </table:table-cell>
          <table:table-cell table:style-name="StudentAlbumTable.A2" office:value-type="string">
            <text:p text:style-name="P3"/>
          </table:table-cell>
          <table:table-cell table:style-name="StudentAlbumTable.A2" office:value-type="string">
            <text:p text:style-name="P3"/>
          </table:table-cell>
          <table:table-cell table:style-name="StudentAlbumTable.A2" office:value-type="string">
            <text:p text:style-name="P3"/>
          </table:table-cell>
          <table:table-cell table:style-name="StudentAlbumTable.A2" office:value-type="string">
            <text:p text:style-name="P3"/>
          </table:table-cell>
          <table:table-cell table:style-name="StudentAlbumTable.K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 Narrow" fo:font-size="11pt" fo:font-weight="bold" officeooo:paragraph-rsid="001038da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0.7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283in" svg:y="0in" svg:width="1.1752in" svg:height="1.0882in" draw:z-index="0"><draw:image xlink:href="Pictures/100000000000007D00000077FB23C16A.jpg" xlink:type="simple" xlink:show="embed" xlink:actuate="onLoad"/></draw:frame>UGANDA NURSES AND MIDWIVES EXAMINATIONS BOARD</text:p>
        <text:p text:style-name="MP1"/>
        <text:p text:style-name="MP2">{{{providertraining+trainingprovider}}}</text:p>
        <text:p text:style-name="MP2"/>
        <text:p text:style-name="MP2">{{{providertraining+training}}}</text:p>
        <text:p text:style-name="MP1"/>
        <text:p text:style-name="MP1">STUDENT ALBUM</text:p>
      </style:header>
      <style:footer>
        <text:p text:style-name="Footer"><text:tab/> <text:s text:c="96"/><draw:frame draw:style-name="Mfr2" draw:name="Picture 1" text:anchor-type="as-char" svg:y="-0.0429in" svg:width="0.9098in" svg:height="0.4417in" draw:z-index="1"><draw:image xlink:href="Pictures/10000000000000CE000000831E317B54.png" xlink:type="simple" xlink:show="embed" xlink:actuate="onLoad"/></draw:frame></text:p>
        <text:p text:style-name="Footer"><text:tab/> <text:s text:c="99"/>…...............................</text:p>
        <text:p text:style-name="Footer"><text:s text:c="18"/><text:tab/> <text:s text:c="100"/>Executive Secretary<text:tab/><text:tab/> <text:s text:c="99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4-09T13:45:40</meta:creation-date>
    <dc:date>2019-11-15T03:38:06.092581983</dc:date>
    <meta:editing-duration>PT20M25S</meta:editing-duration>
    <meta:editing-cycles>15</meta:editing-cycles>
    <meta:generator>LibreOffice/4.2.8.2$Linux_X86_64 LibreOffice_project/420m0$Build-2</meta:generator>
    <meta:document-statistic meta:table-count="1" meta:image-count="2" meta:object-count="0" meta:page-count="1" meta:paragraph-count="25" meta:word-count="45" meta:character-count="1101" meta:non-whitespace-character-count="660"/>
  </office:meta>
</office:document-meta>
</file>